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8b49" officeooo:paragraph-rsid="000c8b49"/>
    </style:style>
    <style:style style:name="P2" style:family="paragraph" style:parent-style-name="Standard">
      <style:text-properties officeooo:rsid="000c8b49" officeooo:paragraph-rsid="000c8b49"/>
    </style:style>
    <style:style style:name="P3" style:family="paragraph" style:parent-style-name="Standard">
      <style:text-properties officeooo:rsid="000d7f05" officeooo:paragraph-rsid="000d7f05"/>
    </style:style>
    <style:style style:name="P4" style:family="paragraph" style:parent-style-name="Standard">
      <style:text-properties officeooo:rsid="000d97d1" officeooo:paragraph-rsid="000d97d1"/>
    </style:style>
    <style:style style:name="P5" style:family="paragraph" style:parent-style-name="Standard">
      <style:text-properties officeooo:rsid="000e0112" officeooo:paragraph-rsid="000e0112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margin-top="0cm" fo:margin-bottom="0.499cm" loext:contextual-spacing="false"/>
    </style:style>
    <style:style style:name="P8" style:family="paragraph" style:parent-style-name="Table_20_Contents">
      <style:paragraph-properties fo:margin-top="0cm" fo:margin-bottom="0.499cm" loext:contextual-spacing="false"/>
      <style:text-properties officeooo:rsid="000c8b49" officeooo:paragraph-rsid="000d97d1"/>
    </style:style>
    <style:style style:name="T1" style:family="text">
      <style:text-properties officeooo:rsid="000d97d1"/>
    </style:style>
    <style:style style:name="T2" style:family="text">
      <style:text-properties officeooo:rsid="000e0112"/>
    </style:style>
    <style:style style:name="T3" style:family="text">
      <style:text-properties officeooo:rsid="000e7c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kipedia viewer</text:p>
      <text:p text:style-name="P1"/>
      <text:p text:style-name="P1">API: Tutorial - <text:a xlink:type="simple" xlink:href="https://www.mediawiki.org/wiki/API:Tutorial" text:style-name="Internet_20_link" text:visited-style-name="Visited_20_Internet_20_Link">https://www.mediawiki.org/wiki/API:Tutorial</text:a></text:p>
      <text:p text:style-name="P1"/>
      <text:p text:style-name="P3">API: Main page - <text:a xlink:type="simple" xlink:href="https://www.mediawiki.org/wiki/API:Main_page" text:style-name="Internet_20_link" text:visited-style-name="Visited_20_Internet_20_Link">https://www.mediawiki.org/wiki/API:Main_page</text:a></text:p>
      <text:p text:style-name="P3"/>
      <text:p text:style-name="P5">Sandbox - <text:a xlink:type="simple" xlink:href="https://www.mediawiki.org/wiki/Special:ApiSandbox" text:style-name="Internet_20_link" text:visited-style-name="Visited_20_Internet_20_Link">https://www.mediawiki.org/wiki/Special:ApiSandbox</text:a></text:p>
      <text:p text:style-name="P3"/>
      <text:p text:style-name="P4">Search for a given subject - <text:a xlink:type="simple" xlink:href="https://stackoverflow.com/questions/27457977/searching-wikipedia-using-api" text:style-name="Internet_20_link" text:visited-style-name="Visited_20_Internet_20_Link">https://stackoverflow.com/questions/27457977/searching-wikipedia-using-api</text:a></text:p>
      <text:p text:style-name="P4"/>
      <text:p text:style-name="P4"><text:a xlink:type="simple" xlink:href="https://en.wikipedia.org/w/api.php?action=query&amp;titles=Main%20Page&amp;prop=revisions&amp;rvprop=content&amp;format=json" text:style-name="Internet_20_link" text:visited-style-name="Visited_20_Internet_20_Link"><text:span text:style-name="Source_20_Text">https://en.wikipedia.org/w/api.php?action=query&amp;titles=</text:span></text:a><text:a xlink:type="simple" xlink:href="https://en.wikipedia.org/w/api.php?action=query&amp;titles=Main%20Page&amp;prop=revisions&amp;rvprop=content&amp;format=json" text:style-name="Internet_20_link" text:visited-style-name="Visited_20_Internet_20_Link"><text:span text:style-name="Source_20_Text"><text:span text:style-name="T3">Main</text:span></text:span></text:a><text:a xlink:type="simple" xlink:href="https://en.wikipedia.org/w/api.php?action=query&amp;titles=Main%20Page&amp;prop=revisions&amp;rvprop=content&amp;format=json" text:style-name="Internet_20_link" text:visited-style-name="Visited_20_Internet_20_Link"><text:span text:style-name="Source_20_Text">%20Page&amp;prop=revisions&amp;rvprop=content&amp;format=jso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8:52:11.064880629</meta:creation-date>
    <dc:date>2017-11-29T22:56:22.515176668</dc:date>
    <meta:editing-duration>PT9M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2" meta:character-count="406" meta:non-whitespace-character-count="390"/>
  </office:meta>
</office:document-meta>
</file>